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1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00d07e" style:font-name="Arial" style:font-size-asian="9pt" style:font-size-complex="9pt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text-underline-style="none"/>
    </style:style>
    <style:style style:family="paragraph" style:name="P5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0d07e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462e6" officeooo:rsid="000462e6" style:font-name="Arial" style:font-size-asian="10.5pt" style:font-size-complex="10.5pt" style:font-style-asian="normal" style:font-style-complex="normal"/>
    </style:style>
    <style:style style:family="paragraph" style:name="P9" style:parent-style-name="UrbanTitle">
      <style:text-properties fo:font-size="14pt" fo:text-transform="uppercase" officeooo:paragraph-rsid="00052abf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officeooo:rsid="0005ad24"/>
    </style:style>
    <style:style style:family="text" style:name="T10">
      <style:text-properties fo:font-weight="normal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1">do text</text:span></text:p><text:p text:style-name="P10"><text:span text:style-name="T11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</text:p>
      <text:p text:style-name="P9">RÉALISATION 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<text:span text:style-name="T15">do text if len(</text:span><text:span text:style-name="T14">urbanEventObj.getClaimants()</text:span><text:span text:style-name="T15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3">do text if not len(</text:span><text:span text:style-name="T14">urbanEventObj.getClaimants()</text:span><text:span text:style-name="T13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3">unique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 <text:span text:style-name="T9">soit à 4 endroits proches du lieu d’exploitation le long d’une voirie carrossable et</text:span> <text:span text:style-name="T9">aux valves de la Commune de </text:span><text:span text:style-name="T9"><text:text-input text:description="">tool.getCityName()</text:text-input></text:span><text:span text:style-name="T9">.</text:span></text:p>
      <text:p text:style-name="P4"/>
      <text:p text:style-name="P6"><text:span text:style-name="T10">Fait à </text:span><text:span text:style-name="T10"><text:text-input text:description="">tool.getCityName()</text:text-input></text:span><text:span text:style-name="T10"><text:s/>le </text:span><text:span text:style-name="T10"><text:text-input text:description="Date fin enquête">licence_view.format_date(self.getLastInquiry().getInvestigationEnd())</text:text-input></text:span><text:span text:style-name="T10"><text:s/></text:span></text:p>
      <text:p text:style-name="P7"/>
      <text:p text:style-name="P8"><office:annotation><dc:creator>bleybaert</dc:creator><dc:date>2018-07-18T13:20:16.234582430</dc:date><loext:sender-initials>ble</loext:sender-initials><text:p text:style-name="P11"><text:span text:style-name="T12">do text</text:span></text:p><text:p text:style-name="P11"><text:span text:style-name="T12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1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00d07e" style:font-name="Arial" style:font-size-asian="9pt" style:font-size-complex="9pt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text-underline-style="none"/>
    </style:style>
    <style:style style:family="paragraph" style:name="P5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0d07e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462e6" officeooo:rsid="000462e6" style:font-name="Arial" style:font-size-asian="10.5pt" style:font-size-complex="10.5pt" style:font-style-asian="normal" style:font-style-complex="normal"/>
    </style:style>
    <style:style style:family="paragraph" style:name="P9" style:parent-style-name="UrbanTitle">
      <style:text-properties fo:font-size="14pt" fo:text-transform="uppercase" officeooo:paragraph-rsid="00052abf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officeooo:rsid="0005ad24"/>
    </style:style>
    <style:style style:family="text" style:name="T10">
      <style:text-properties fo:font-weight="normal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1">do text</text:span></text:p><text:p text:style-name="P10"><text:span text:style-name="T11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</text:p>
      <text:p text:style-name="P9">RÉALISATION 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<text:span text:style-name="T15">do text if len(</text:span><text:span text:style-name="T14">urbanEventObj.getClaimants()</text:span><text:span text:style-name="T15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3">do text if not len(</text:span><text:span text:style-name="T14">urbanEventObj.getClaimants()</text:span><text:span text:style-name="T13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3">unique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 <text:span text:style-name="T9">soit à 4 endroits proches du lieu d’exploitation le long d’une voirie carrossable et</text:span> <text:span text:style-name="T9">aux valves de la Commune de </text:span><text:span text:style-name="T9"><text:text-input text:description="">tool.getCityName()</text:text-input></text:span><text:span text:style-name="T9">.</text:span></text:p>
      <text:p text:style-name="P4"/>
      <text:p text:style-name="P6"><text:span text:style-name="T10">Fait à </text:span><text:span text:style-name="T10"><text:text-input text:description="">tool.getCityName()</text:text-input></text:span><text:span text:style-name="T10"><text:s/>le </text:span><text:span text:style-name="T10"><text:text-input text:description="Date fin enquête">licence_view.format_date(self.getLastInquiry().getInvestigationEnd())</text:text-input></text:span><text:span text:style-name="T10"><text:s/></text:span></text:p>
      <text:p text:style-name="P7"/>
      <text:p text:style-name="P8"><office:annotation><dc:creator>bleybaert</dc:creator><dc:date>2018-07-18T13:20:16.234582430</dc:date><loext:sender-initials>ble</loext:sender-initials><text:p text:style-name="P11"><text:span text:style-name="T12">do text</text:span></text:p><text:p text:style-name="P11"><text:span text:style-name="T12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1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00d07e" style:font-name="Arial" style:font-size-asian="9pt" style:font-size-complex="9pt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text-underline-style="none"/>
    </style:style>
    <style:style style:family="paragraph" style:name="P5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0d07e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462e6" officeooo:rsid="000462e6" style:font-name="Arial" style:font-size-asian="10.5pt" style:font-size-complex="10.5pt" style:font-style-asian="normal" style:font-style-complex="normal"/>
    </style:style>
    <style:style style:family="paragraph" style:name="P9" style:parent-style-name="UrbanTitle">
      <style:text-properties fo:font-size="14pt" fo:text-transform="uppercase" officeooo:paragraph-rsid="00052abf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officeooo:rsid="0005ad24"/>
    </style:style>
    <style:style style:family="text" style:name="T10">
      <style:text-properties fo:font-weight="normal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1">do text</text:span></text:p><text:p text:style-name="P10"><text:span text:style-name="T11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</text:p>
      <text:p text:style-name="P9">RÉALISATION 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<text:span text:style-name="T15">do text if len(</text:span><text:span text:style-name="T14">urbanEventObj.getClaimants()</text:span><text:span text:style-name="T15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3">do text if not len(</text:span><text:span text:style-name="T14">urbanEventObj.getClaimants()</text:span><text:span text:style-name="T13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3">unique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 <text:span text:style-name="T9">soit à 4 endroits proches du lieu d’exploitation le long d’une voirie carrossable et</text:span> <text:span text:style-name="T9">aux valves de la Commune de </text:span><text:span text:style-name="T9"><text:text-input text:description="">tool.getCityName()</text:text-input></text:span><text:span text:style-name="T9">.</text:span></text:p>
      <text:p text:style-name="P4"/>
      <text:p text:style-name="P6"><text:span text:style-name="T10">Fait à </text:span><text:span text:style-name="T10"><text:text-input text:description="">tool.getCityName()</text:text-input></text:span><text:span text:style-name="T10"><text:s/>le </text:span><text:span text:style-name="T10"><text:text-input text:description="Date fin enquête">licence_view.format_date(self.getLastInquiry().getInvestigationEnd())</text:text-input></text:span><text:span text:style-name="T10"><text:s/></text:span></text:p>
      <text:p text:style-name="P7"/>
      <text:p text:style-name="P8"><office:annotation><dc:creator>bleybaert</dc:creator><dc:date>2018-07-18T13:20:16.234582430</dc:date><loext:sender-initials>ble</loext:sender-initials><text:p text:style-name="P11"><text:span text:style-name="T12">do text</text:span></text:p><text:p text:style-name="P11"><text:span text:style-name="T12">from document(at=signatures, format='odt')</text:span></text:p></office:annotation>import signatures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" svg:font-family="'DejaVu Sans'"/>
    <style:font-face style:font-family-generic="swiss" style:name="FreeSans2" svg:font-family="FreeSans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FreeSans1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00d07e" style:font-name="Arial" style:font-size-asian="9pt" style:font-size-complex="9pt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text-underline-style="none"/>
    </style:style>
    <style:style style:family="paragraph" style:name="P5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0d07e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462e6" officeooo:rsid="000462e6" style:font-name="Arial" style:font-size-asian="10.5pt" style:font-size-complex="10.5pt" style:font-style-asian="normal" style:font-style-complex="normal"/>
    </style:style>
    <style:style style:family="paragraph" style:name="P9" style:parent-style-name="UrbanTitle">
      <style:text-properties fo:font-size="14pt" fo:text-transform="uppercase" officeooo:paragraph-rsid="00052abf" style:font-name="Arial" style:font-size-asian="14pt" style:font-size-complex="14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fo:font-style="italic" style:font-style-asian="italic" style:font-style-complex="italic" style:font-weight-asian="normal" style:font-weight-complex="normal"/>
    </style:style>
    <style:style style:family="text" style:name="T8">
      <style:text-properties fo:font-style="normal" style:font-style-asian="normal" style:font-style-complex="normal" style:font-weight-asian="normal" style:font-weight-complex="normal"/>
    </style:style>
    <style:style style:family="text" style:name="T9">
      <style:text-properties officeooo:rsid="0005ad24"/>
    </style:style>
    <style:style style:family="text" style:name="T10">
      <style:text-properties fo:font-weight="normal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<text:span text:style-name="T11">do text</text:span></text:p><text:p text:style-name="P10"><text:span text:style-name="T11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</text:p>
      <text:p text:style-name="P9">RÉALISATION 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<text:span text:style-name="T15">do text if len(</text:span><text:span text:style-name="T14">urbanEventObj.getClaimants()</text:span><text:span text:style-name="T15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3">do text if not len(</text:span><text:span text:style-name="T14">urbanEventObj.getClaimants()</text:span><text:span text:style-name="T13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3">unique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7"><text:s/></text:span><text:span text:style-name="T8">sur la</text:span><text:span text:style-name="T7"> </text:span>parcelle de terrain où les travaux sont à exécuter ou les actes à accomplir <text:span text:style-name="T9">soit à 4 endroits proches du lieu d’exploitation le long d’une voirie carrossable et</text:span> <text:span text:style-name="T9">aux valves de la Commune de </text:span><text:span text:style-name="T9"><text:text-input text:description="">tool.getCityName()</text:text-input></text:span><text:span text:style-name="T9">.</text:span></text:p>
      <text:p text:style-name="P4"/>
      <text:p text:style-name="P6"><text:span text:style-name="T10">Fait à </text:span><text:span text:style-name="T10"><text:text-input text:description="">tool.getCityName()</text:text-input></text:span><text:span text:style-name="T10"><text:s/>le </text:span><text:span text:style-name="T10"><text:text-input text:description="Date fin enquête">licence_view.format_date(self.getLastInquiry().getInvestigationEnd())</text:text-input></text:span><text:span text:style-name="T10"><text:s/></text:span></text:p>
      <text:p text:style-name="P7"/>
      <text:p text:style-name="P8"><office:annotation><dc:creator>bleybaert</dc:creator><dc:date>2018-07-18T13:20:16.234582430</dc:date><loext:sender-initials>ble</loext:sender-initials><text:p text:style-name="P11"><text:span text:style-name="T12">do text</text:span></text:p><text:p text:style-name="P11"><text:span text:style-name="T12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18T12:16:23.762496805</meta:creation-date>
    <dc:date>2021-02-19T08:47:17.360019486</dc:date>
    <meta:editing-duration>PT5M5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3" meta:character-count="978" meta:non-whitespace-character-count="877"/>
  </office:meta>
</office:document-meta>
</file>